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763f" officeooo:paragraph-rsid="000f763f"/>
    </style:style>
    <style:style style:name="P2" style:family="paragraph" style:parent-style-name="Standard" style:list-style-name="L1">
      <style:text-properties officeooo:paragraph-rsid="000f763f"/>
    </style:style>
    <style:style style:name="T1" style:family="text">
      <style:text-properties officeooo:rsid="000f76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073440" text:style-name="L1">
        <text:list-item>
          <text:p text:style-name="P2"><text:span text:style-name="T1">Услуги ателье</text:span></text:p>
        </text:list-item>
        <text:list-item>
          <text:p text:style-name="P1">Услуги хим. чистки.</text:p>
          <text:list>
            <text:list-item>
              <text:p text:style-name="P1">Верхняя одежда</text:p>
              <text:list>
                <text:list-item>
                  <text:p text:style-name="P1">под виды верхней одежды</text:p>
                </text:list-item>
                <text:list-item>
                  <text:p text:style-name="P1">другое</text:p>
                </text:list-item>
              </text:list>
            </text:list-item>
            <text:list-item>
              <text:p text:style-name="P1">Не верхняя одежда</text:p>
            </text:list-item>
            <text:list-item>
              <text:p text:style-name="P1">Еще что то там</text:p>
            </text:list-item>
          </text:list>
        </text:list-item>
        <text:list-item>
          <text:p text:style-name="P1">Ремонт обуви</text:p>
        </text:list-item>
        <text:list-item>
          <text:p text:style-name="P1">Изготовление ключе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1:13:21.159427995</meta:creation-date>
    <dc:date>2020-02-28T14:56:00.363499168</dc:date>
    <meta:editing-duration>PT12M18S</meta:editing-duration>
    <meta:editing-cycles>1</meta:editing-cycles>
    <meta:document-statistic meta:table-count="0" meta:image-count="0" meta:object-count="0" meta:page-count="1" meta:paragraph-count="9" meta:word-count="32" meta:character-count="146" meta:non-whitespace-character-count="132"/>
    <meta:generator>LibreOffice/6.0.7.3$Linux_X86_64 LibreOffice_project/00m0$Build-3</meta:generator>
  </office:meta>
</office:document-meta>
</file>